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fo:font-weight="bold"/>
    </style:style>
    <style:style style:name="P5" style:family="paragraph" style:parent-style-name="Text_20_body" style:list-style-name="L3">
      <style:text-properties fo:font-weight="bold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fo:font-weight="bold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>
      <style:text-properties fo:font-style="italic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ação de Software Atualizada: Sistema de Gestão Financeira Pessoal</text:h>
      <text:h text:style-name="Heading_20_2" text:outline-level="2">1. Visão Geral do Projeto</text:h>
      <text:p text:style-name="Text_20_body">O objetivo é desenvolver um aplicativo desktop para controle financeiro mensal, focado na simplicidade de lançamento de dados e riqueza visual na análise de gastos. O sistema deve automatizar a previsão de gastos fixos e oferecer ferramentas visuais para tomada de decisão.</text:p>
      <text:h text:style-name="Heading_20_2" text:outline-level="2">2. Arquitetura Tecnológica</text:h>
      <text:p text:style-name="Text_20_body">Para unir o Electron ao Python com MySQL em um executável único, utilizaremos uma arquitetura de "Sidecar".</text:p>
      <text:list text:style-name="L1">
        <text:list-item>
          <text:p text:style-name="P1"><text:span text:style-name="T1">Frontend (Interface):</text:span> Electron (HTML/CSS/JS). Utilização de <text:span text:style-name="T1">Vue.js</text:span> ou <text:span text:style-name="T1">React</text:span> para gerenciar o estado reativo da tela. O Electron servirá como o "invólucro" visual.</text:p>
        </text:list-item>
        <text:list-item>
          <text:p text:style-name="P1"><text:span text:style-name="T1">Backend (Lógica):</text:span> Python. Utilizaremos o <text:span text:style-name="T1">FastAPI</text:span> ou <text:span text:style-name="T1">Flask</text:span>.</text:p>
          <text:list>
            <text:list-item>
              <text:p text:style-name="P1"><text:span text:style-name="T2">Mudança Importante:</text:span> O Python será compilado em um executável (usando PyInstaller) e será iniciado automaticamente pelo Electron quando o usuário abrir o programa.</text:p>
            </text:list-item>
          </text:list>
        </text:list-item>
        <text:list-item>
          <text:p text:style-name="P1"><text:span text:style-name="T1">Banco de Dados:</text:span> <text:span text:style-name="T1">MySQL</text:span>.</text:p>
          <text:list>
            <text:list-item>
              <text:p text:style-name="P1"><text:span text:style-name="T2">Estratégia de Execução:</text:span> Para que "funcione tudo ao executar", o aplicativo deve se conectar a uma instância local do MySQL.</text:p>
            </text:list-item>
            <text:list-item>
              <text:p text:style-name="P1"><text:span text:style-name="T2">Conector:</text:span> Biblioteca <text:span text:style-name="Source_20_Text">SQLAlchemy</text:span> + <text:span text:style-name="Source_20_Text">PyMySQL</text:span> para comunicação direta e eficiente.</text:p>
            </text:list-item>
          </text:list>
        </text:list-item>
        <text:list-item>
          <text:p text:style-name="P2">Bibliotecas Python Chave:</text:p>
          <text:list>
            <text:list-item>
              <text:p text:style-name="P1"><text:span text:style-name="Source_20_Text">pandas</text:span>: Para gerar os dataframes dos relatórios e gráficos.</text:p>
            </text:list-item>
            <text:list-item>
              <text:p text:style-name="P1"><text:span text:style-name="Source_20_Text">sqlalchemy</text:span>: ORM para gerenciar o banco MySQL sem escrever SQL puro o tempo todo.</text:p>
            </text:list-item>
          </text:list>
        </text:list-item>
      </text:list>
      <text:h text:style-name="Heading_20_2" text:outline-level="2">3. Funcionalidades Detalhadas</text:h>
      <text:h text:style-name="Heading_20_3" text:outline-level="3">3.1. Tela Inicial (Dashboard)</text:h>
      <text:p text:style-name="Text_20_body">Esta é a visão geral ("Hawk-eye view") da saúde financeira.</text:p>
      <text:list text:style-name="L2">
        <text:list-item>
          <text:p text:style-name="P3"><text:span text:style-name="T1">Seletor de Período:</text:span> Um dropdown ou setas para navegar entre os meses (ex: Janeiro/2026).</text:p>
        </text:list-item>
        <text:list-item>
          <text:p text:style-name="P4">Cards de Resumo (KPIs):</text:p>
          <text:list>
            <text:list-item>
              <text:p text:style-name="P3"><text:span text:style-name="T1">Receita Total:</text:span> Soma de todas as entradas do mês.</text:p>
            </text:list-item>
            <text:list-item>
              <text:p text:style-name="P3"><text:span text:style-name="T1">Despesa Total:</text:span> Soma de todas as saídas.</text:p>
            </text:list-item>
            <text:list-item>
              <text:p text:style-name="P3"><text:soft-page-break/><text:span text:style-name="T1">Saldo do Mês:</text:span> (Receita - Despesa). Deve ficar verde se positivo e vermelho se negativo.</text:p>
            </text:list-item>
            <text:list-item>
              <text:p text:style-name="P3"><text:span text:style-name="T1">Projeção de Saldo:</text:span> (Receita - Despesas Pagas - Despesas Fixas Pendentes). Isso ajuda a saber se vai sobrar dinheiro no fim do mês considerando o que ainda vai vencer.</text:p>
            </text:list-item>
          </text:list>
        </text:list-item>
        <text:list-item>
          <text:p text:style-name="P4">Visualização Rápida:</text:p>
          <text:list>
            <text:list-item>
              <text:p text:style-name="P3">Um gráfico de linha simplificado mostrando o fluxo de caixa dos últimos 6 meses (para ver tendência de alta ou baixa).</text:p>
            </text:list-item>
          </text:list>
        </text:list-item>
      </text:list>
      <text:h text:style-name="Heading_20_3" text:outline-level="3">3.2. Gestão de Transações (O Core)</text:h>
      <text:p text:style-name="Text_20_body">Aqui é onde você adiciona e visualiza os dados.</text:p>
      <text:list text:style-name="L3">
        <text:list-item>
          <text:p text:style-name="P5">Tabela de Lançamentos:</text:p>
          <text:list>
            <text:list-item>
              <text:p text:style-name="P6">Colunas: Data, Descrição, Categoria, Tipo (Receita/Despesa), Valor, Status (Pago/Pendente), Ações (Editar/Excluir).</text:p>
            </text:list-item>
            <text:list-item>
              <text:p text:style-name="P6">Filtros rápidos: "Apenas Pendentes", "Apenas Pagos".</text:p>
            </text:list-item>
          </text:list>
        </text:list-item>
        <text:list-item>
          <text:p text:style-name="P5">Adicionar Transação (Modal):</text:p>
          <text:list>
            <text:list-item>
              <text:p text:style-name="P6">Campos: Descrição, Valor, Data, Categoria, Tag (Fixo ou Variável), Checkbox "Pago".</text:p>
            </text:list-item>
          </text:list>
        </text:list-item>
        <text:list-item>
          <text:p text:style-name="P5">Lógica de "Gastos Fixos Mensais":</text:p>
          <text:list>
            <text:list-item>
              <text:p text:style-name="P6"><text:span text:style-name="T1">O Problema:</text:span> Você tem contas de Luz, Água e Internet todo mês, mas o valor muda.</text:p>
            </text:list-item>
            <text:list-item>
              <text:p text:style-name="P6"><text:span text:style-name="T1">A Solução:</text:span> Criar uma tabela de <text:span text:style-name="T1">"Despesas Recorrentes"</text:span>.</text:p>
            </text:list-item>
            <text:list-item>
              <text:p text:style-name="P6"><text:span text:style-name="T1">Funcionalidade "Virada de Mês":</text:span> Ao iniciar um mês novo no sistema, o software deve perguntar: <text:span text:style-name="T2">"Deseja importar as despesas fixas para este mês?"</text:span>. Ao aceitar, ele cria automaticamente os lançamentos (Luz, Água, Internet) com valor R$ 0,00 ou baseados na média dos últimos 3 meses, ficando com status "Pendente" para você apenas ajustar o valor real quando a conta chegar.</text:p>
            </text:list-item>
          </text:list>
        </text:list-item>
      </text:list>
      <text:h text:style-name="Heading_20_3" text:outline-level="3">3.3. Gestão de Categorias</text:h>
      <text:p text:style-name="Text_20_body">Para não mexer no banco de dados, você terá uma tela de configurações.</text:p>
      <text:list text:style-name="L4">
        <text:list-item>
          <text:p text:style-name="P7"><text:span text:style-name="T1">Lista de Categorias:</text:span> Ex: Alimentação, Moradia, Transporte, Lazer, Saúde.</text:p>
        </text:list-item>
        <text:list-item>
          <text:p text:style-name="P7"><text:span text:style-name="T1">CRUD:</text:span> Botão para criar nova categoria (com opção de escolher uma cor para o gráfico) e botão para excluir (com validação: "Se excluir esta categoria, os gastos dela irão para 'Outros'").</text:p>
        </text:list-item>
      </text:list>
      <text:h text:style-name="Heading_20_3" text:outline-level="3">3.4. Central de Relatórios (Gráficos)</text:h>
      <text:p text:style-name="Text_20_body">Conforme sua solicitação, esta tela foca na inteligência dos dados.</text:p>
      <text:list text:style-name="L5">
        <text:list-item>
          <text:p text:style-name="P8"><text:span text:style-name="T1">Composição de Gastos (Pizza/Donut):</text:span> Mostra para onde o dinheiro foi no mês selecionado (Ex: 40% Moradia, 30% Alimentação).</text:p>
        </text:list-item>
        <text:list-item>
          <text:p text:style-name="P8"><text:soft-page-break/><text:span text:style-name="T1">Comparativo Mensal (Colunas):</text:span> Um gráfico de barras verticais lado a lado.</text:p>
          <text:list>
            <text:list-item>
              <text:p text:style-name="P8">Eixo X: Meses (Jan, Fev, Mar...).</text:p>
            </text:list-item>
            <text:list-item>
              <text:p text:style-name="P8">Barra Verde: Receita.</text:p>
            </text:list-item>
            <text:list-item>
              <text:p text:style-name="P8">Barra Vermelha: Despesa.</text:p>
            </text:list-item>
            <text:list-item>
              <text:p text:style-name="P8">Objetivo: Ver se você gastou mais do que ganhou em algum mês específico.</text:p>
            </text:list-item>
          </text:list>
        </text:list-item>
        <text:list-item>
          <text:p text:style-name="P9">Evolução de Categorias (Linhas):</text:p>
          <text:list>
            <text:list-item>
              <text:p text:style-name="P8">Você seleciona uma categoria (ex: "Mercado") e vê uma linha do tempo apenas desse gasto. Isso ajuda a detectar inflação nos seus custos pessoais.</text:p>
            </text:list-item>
          </text:list>
        </text:list-item>
      </text:list>
      <text:h text:style-name="Heading_20_2" text:outline-level="2">4. Sugestões de Melhoria (Agregando Valor)</text:h>
      <text:p text:style-name="Text_20_body">Baseado em práticas de gestão financeira sólida, recomendo adicionar as seguintes funcionalidades:</text:p>
      <text:h text:style-name="Heading_20_3" text:outline-level="3">4.1. Gestão de Cartão de Crédito (Essencial no Brasil)</text:h>
      <text:p text:style-name="Text_20_body">Muitas vezes gastamos no cartão, mas só pagamos no mês seguinte.</text:p>
      <text:list text:style-name="L6">
        <text:list-item>
          <text:p text:style-name="P10"><text:span text:style-name="T1">Feature:</text:span> Ao cadastrar uma despesa, selecionar "Forma de Pagamento: Cartão de Crédito".</text:p>
        </text:list-item>
        <text:list-item>
          <text:p text:style-name="P10"><text:span text:style-name="T1">Parcelamento:</text:span> Permitir lançar uma compra de R$ 1.000 em 10x. O sistema deve criar automaticamente 10 lançamentos futuros no banco de dados, um para cada mês subsequente.</text:p>
        </text:list-item>
      </text:list>
      <text:h text:style-name="Heading_20_3" text:outline-level="3">4.2. Orçamentos (Budgets)</text:h>
      <text:list text:style-name="L7">
        <text:list-item>
          <text:p text:style-name="P11">Você define um "Teto de Gastos" para categorias sensíveis (ex: Lazer = R$ 500,00).</text:p>
        </text:list-item>
        <text:list-item>
          <text:p text:style-name="P11">Na tela inicial, uma barra de progresso mostra: "Você gastou R$ 450 de R$ 500 em Lazer (90%)". Fica vermelho quando perto de estourar.</text:p>
        </text:list-item>
      </text:list>
      <text:h text:style-name="Heading_20_3" text:outline-level="3">4.3. Fundo de Reserva / Metas</text:h>
      <text:list text:style-name="L8">
        <text:list-item>
          <text:p text:style-name="P12">Uma categoria especial que não conta como "Gasto perdido", mas sim como "Investimento". Isso ajuda a separar o dinheiro que sumiu do dinheiro que foi guardado.</text:p>
        </text:list-item>
      </text:list>
      <text:h text:style-name="Heading_20_3" text:outline-level="3">4.4. Backup e Exportação</text:h>
      <text:list text:style-name="L9">
        <text:list-item>
          <text:p text:style-name="P13">Botão "Exportar Excel": O Python gera um .xlsx com todos os seus dados. Isso dá segurança de que seus dados não ficarão presos no software.</text:p>
        </text:list-item>
      </text:list>
      <text:h text:style-name="Heading_20_2" text:outline-level="2">5. Estrutura de Dados (MySQL)</text:h>
      <text:p text:style-name="Text_20_body">Adaptado para tipos de dados compatíveis com MySQL.</text:p>
      <text:p text:style-name="Text_20_body"><text:span text:style-name="T1">Tabela: </text:span><text:span text:style-name="Source_20_Text"><text:span text:style-name="T1">categories</text:span></text:span></text:p>
      <text:list text:style-name="L10">
        <text:list-item>
          <text:p text:style-name="P14"><text:span text:style-name="Source_20_Text">id</text:span> (INT AUTO_INCREMENT PK)</text:p>
        </text:list-item>
        <text:list-item>
          <text:p text:style-name="P14"><text:span text:style-name="Source_20_Text">name</text:span> (VARCHAR(50))</text:p>
        </text:list-item>
        <text:list-item>
          <text:p text:style-name="P14"><text:span text:style-name="Source_20_Text">color_hex</text:span> (VARCHAR(7))</text:p>
        </text:list-item>
        <text:list-item>
          <text:p text:style-name="P14"><text:soft-page-break/><text:span text:style-name="Source_20_Text">type</text:span> (ENUM('RECEITA', 'DESPESA'))</text:p>
        </text:list-item>
      </text:list>
      <text:p text:style-name="Text_20_body"><text:span text:style-name="T1">Tabela: </text:span><text:span text:style-name="Source_20_Text"><text:span text:style-name="T1">transactions</text:span></text:span></text:p>
      <text:list text:style-name="L11">
        <text:list-item>
          <text:p text:style-name="P15"><text:span text:style-name="Source_20_Text">id</text:span> (INT AUTO_INCREMENT PK)</text:p>
        </text:list-item>
        <text:list-item>
          <text:p text:style-name="P15"><text:span text:style-name="Source_20_Text">description</text:span> (VARCHAR(255))</text:p>
        </text:list-item>
        <text:list-item>
          <text:p text:style-name="P15"><text:span text:style-name="Source_20_Text">amount</text:span> (DECIMAL(10,2))</text:p>
        </text:list-item>
        <text:list-item>
          <text:p text:style-name="P15"><text:span text:style-name="Source_20_Text">transaction_date</text:span> (DATE)</text:p>
        </text:list-item>
        <text:list-item>
          <text:p text:style-name="P15"><text:span text:style-name="Source_20_Text">category_id</text:span> (INT FK)</text:p>
        </text:list-item>
        <text:list-item>
          <text:p text:style-name="P15"><text:span text:style-name="Source_20_Text">is_fixed</text:span> (BOOLEAN - se é conta fixa como luz/água)</text:p>
        </text:list-item>
        <text:list-item>
          <text:p text:style-name="P15"><text:span text:style-name="Source_20_Text">is_paid</text:span> (BOOLEAN - se já foi pago ou é previsão)</text:p>
        </text:list-item>
        <text:list-item>
          <text:p text:style-name="P15"><text:span text:style-name="Source_20_Text">payment_method</text:span> (VARCHAR(50) - Dinheiro, Pix, Cartão)</text:p>
        </text:list-item>
      </text:list>
      <text:p text:style-name="Text_20_body"><text:span text:style-name="T1">Tabela: </text:span><text:span text:style-name="Source_20_Text"><text:span text:style-name="T1">recurring_templates</text:span></text:span> (Para gerar os gastos fixos automáticos)</text:p>
      <text:list text:style-name="L12">
        <text:list-item>
          <text:p text:style-name="P16"><text:span text:style-name="Source_20_Text">id</text:span> (INT AUTO_INCREMENT PK)</text:p>
        </text:list-item>
        <text:list-item>
          <text:p text:style-name="P16"><text:span text:style-name="Source_20_Text">description</text:span> (VARCHAR(255))</text:p>
        </text:list-item>
        <text:list-item>
          <text:p text:style-name="P16"><text:span text:style-name="Source_20_Text">category_id</text:span> (INT FK)</text:p>
        </text:list-item>
        <text:list-item>
          <text:p text:style-name="P16"><text:span text:style-name="Source_20_Text">estimated_amount</text:span> (DECIMAL(10,2))</text:p>
        </text:list-item>
        <text:list-item>
          <text:p text:style-name="P16"><text:span text:style-name="Source_20_Text">active</text:span> (BOOLEAN)</text:p>
        </text:list-item>
      </text:list>
      <text:p text:style-name="Horizontal_20_Line"/>
      <text:h text:style-name="Heading_20_2" text:outline-level="2">6. Estratégia de Empacotamento e Execução (NOVO)</text:h>
      <text:p text:style-name="Text_20_body">Para garantir que o software seja um executável único (<text:span text:style-name="Source_20_Text">.exe</text:span>) e funcione diretamente, utilizaremos o seguinte pipeline de <text:span text:style-name="T2">Build</text:span>:</text:p>
      <text:h text:style-name="Heading_20_3" text:outline-level="3">6.1. O Desafio do MySQL</text:h>
      <text:p text:style-name="Text_20_body">Como o MySQL é um serviço, ele não é embutido no código como o SQLite. Temos duas abordagens para o seu executável final:</text:p>
      <text:list text:style-name="L13">
        <text:list-item>
          <text:p text:style-name="P17"><text:span text:style-name="T1">Abordagem Recomendada (Portable MySQL):</text:span> Dentro da pasta do seu aplicativo instalado, incluiremos uma pasta <text:span text:style-name="Source_20_Text">mysql-portable</text:span>. O script Python, ao iniciar, verificará se o processo do MySQL está rodando. Se não estiver, o Python iniciará o serviço MySQL portátil em segundo plano antes de abrir a janela.</text:p>
        </text:list-item>
        <text:list-item>
          <text:p text:style-name="P17"><text:span text:style-name="T1">Abordagem Padrão:</text:span> O instalador verifica se o usuário tem MySQL. Se não tiver, o instalador roda o instalador do MySQL Community Server silenciosamente.</text:p>
        </text:list-item>
      </text:list>
      <text:p text:style-name="P18">Assumiremos a <text:span text:style-name="T1">Abordagem 1</text:span> para garantir que o usuário não precise configurar nada.</text:p>
      <text:h text:style-name="Heading_20_3" text:outline-level="3">6.2. Fluxo de Execução do App</text:h>
      <text:list text:style-name="L14">
        <text:list-item>
          <text:p text:style-name="P19"><text:span text:style-name="T1">User Clica no Ícone:</text:span> O Electron (<text:span text:style-name="Source_20_Text">main process</text:span>) inicia.</text:p>
        </text:list-item>
        <text:list-item>
          <text:p text:style-name="P19"><text:soft-page-break/><text:span text:style-name="T1">Spawn do Backend:</text:span> O Electron executa o binário Python (criado com PyInstaller) como um processo filho (<text:span text:style-name="Source_20_Text">child_process</text:span>).</text:p>
        </text:list-item>
        <text:list-item>
          <text:p text:style-name="P19"><text:span text:style-name="T1">Inicialização do Banco:</text:span> O binário Python verifica a pasta local, sobe o serviço MySQL Portable e conecta via SQLAlchemy.</text:p>
        </text:list-item>
        <text:list-item>
          <text:p text:style-name="P19"><text:span text:style-name="T1">Handshake:</text:span> O Python avisa o Electron "Estou pronto na porta 5000".</text:p>
        </text:list-item>
        <text:list-item>
          <text:p text:style-name="P19"><text:span text:style-name="T1">Interface:</text:span> O Electron carrega a janela visual (Vue/React).</text:p>
        </text:list-item>
        <text:list-item>
          <text:p text:style-name="P19"><text:span text:style-name="T1">Encerramento:</text:span> Ao fechar a janela do Electron, ele envia um sinal para matar o processo Python e o processo do MySQL, liberando a memória.</text:p>
        </text:list-item>
      </text:list>
      <text:h text:style-name="Heading_20_3" text:outline-level="3">6.3. Ferramentas de Build</text:h>
      <text:list text:style-name="L15">
        <text:list-item>
          <text:p text:style-name="P20"><text:span text:style-name="T1">PyInstaller:</text:span> Irá converter seus scripts Python (<text:span text:style-name="Source_20_Text">main.py</text:span>, <text:span text:style-name="Source_20_Text">database.py</text:span>) em um único arquivo executável ou uma pasta dist que o Electron consegue chamar.</text:p>
          <text:list>
            <text:list-item>
              <text:p text:style-name="P20">Comando: <text:span text:style-name="Source_20_Text">pyinstaller --onefile --noconsole api.py</text:span></text:p>
            </text:list-item>
          </text:list>
        </text:list-item>
        <text:list-item>
          <text:p text:style-name="P20"><text:span text:style-name="T1">Electron Builder:</text:span> Irá empacotar o Electron + O executável do Python + A pasta do MySQL Portable em um instalador final (<text:span text:style-name="Source_20_Text">Setup.exe</text:span>).</text:p>
          <text:list>
            <text:list-item>
              <text:p text:style-name="P20">Configuração no <text:span text:style-name="Source_20_Text">package.json</text:span>: Definir <text:span text:style-name="Source_20_Text">extraResources</text:span> para incluir o binário Python e a pasta do banc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22:41:48.806207100</meta:creation-date>
    <dc:date>2026-01-14T22:42:03.167007300</dc:date>
    <meta:editing-duration>PT15S</meta:editing-duration>
    <meta:editing-cycles>1</meta:editing-cycles>
    <meta:document-statistic meta:table-count="0" meta:image-count="0" meta:object-count="0" meta:page-count="5" meta:paragraph-count="104" meta:word-count="1237" meta:character-count="7626" meta:non-whitespace-character-count="6566"/>
    <meta:generator>LibreOffice/25.2.5.2$Windows_X86_64 LibreOffice_project/03d19516eb2e1dd5d4ccd751a0d6f35f35e08022</meta:generator>
  </office:meta>
</office:document-meta>
</file>